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a6eed" officeooo:paragraph-rsid="000a6eed"/>
    </style:style>
    <style:style style:name="P2" style:family="paragraph" style:parent-style-name="Standard">
      <style:text-properties officeooo:rsid="000c8b65" officeooo:paragraph-rsid="000c8b65"/>
    </style:style>
    <style:style style:name="P3" style:family="paragraph" style:parent-style-name="Standard">
      <style:text-properties officeooo:rsid="000df66d" officeooo:paragraph-rsid="000df66d"/>
    </style:style>
    <style:style style:name="P4" style:family="paragraph" style:parent-style-name="Standard">
      <style:text-properties officeooo:rsid="000ed981" officeooo:paragraph-rsid="000ed981"/>
    </style:style>
    <style:style style:name="P5" style:family="paragraph" style:parent-style-name="Standard">
      <style:text-properties officeooo:rsid="000ef4d6" officeooo:paragraph-rsid="000ef4d6"/>
    </style:style>
    <style:style style:name="T1" style:family="text">
      <style:text-properties officeooo:rsid="000ae463"/>
    </style:style>
    <style:style style:name="T2" style:family="text">
      <style:text-properties officeooo:rsid="000df66d"/>
    </style:style>
    <style:style style:name="T3" style:family="text">
      <style:text-properties officeooo:rsid="000ed981"/>
    </style:style>
    <style:style style:name="T4" style:family="text">
      <style:text-properties officeooo:rsid="001095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er revista</text:p>
      <text:p text:style-name="P2"/>
      <text:p text:style-name="P2"/>
      <text:p text:style-name="P4">Critério DSM V sobre diagnóstico - </text:p>
      <text:p text:style-name="P3"/>
      <text:p text:style-name="P3"><text:span text:style-name="T3">Revista - </text:span>Drug and Alcohol Dependence</text:p>
      <text:p text:style-name="P3"/>
      <text:p text:style-name="P5">Como foi escolhido o critério para AUDIT-C.</text:p>
      <text:p text:style-name="P2"/>
      <text:p text:style-name="P2">Avaliação de constructo pela TRI</text:p>
      <text:p text:style-name="P2">Identificar os melhores itens para o audit-c e ver se está de acordo com a literatura</text:p>
      <text:p text:style-name="P2">Calcular os pontos de corte do audit-c com o audit</text:p>
      <text:p text:style-name="P1"/>
      <text:p text:style-name="P1">1 – Descrever as amostras em uma tabela.</text:p>
      <text:p text:style-name="P1"><text:span text:style-name="T4">2</text:span> - <text:span text:style-name="T4">V</text:span>erificar unidimensionalidade – <text:span text:style-name="T4">mirt com análise confirmatória</text:span></text:p>
      <text:p text:style-name="P1">2 – Análise de GRM estabelecendo a unidimensionalidade</text:p>
      <text:p text:style-name="P1"><text:tab/><text:span text:style-name="T1">Escolher entre modelos de 1 parâmetro e 2 pars</text:span></text:p>
      <text:p text:style-name="P1"><text:tab/><text:span text:style-name="T2">Ver diff, procurar função</text:span></text:p>
      <text:p text:style-name="P1">3 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4T17:23:08.266135556</meta:creation-date>
    <dc:date>2014-04-24T18:54:08.706201618</dc:date>
    <meta:editing-duration>PT30M18S</meta:editing-duration>
    <meta:editing-cycles>2</meta:editing-cycles>
    <meta:generator>LibreOffice/4.1.3.2$Linux_ARM_EABI LibreOffice_project/410m0$Build-2</meta:generator>
    <meta:document-statistic meta:table-count="0" meta:image-count="0" meta:object-count="0" meta:page-count="1" meta:paragraph-count="13" meta:word-count="89" meta:character-count="530" meta:non-whitespace-character-count="447"/>
  </office:meta>
</office:document-meta>
</file>